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12C000000E106BFCD78B635CA63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163cm" svg:y="0.252cm">
          <draw:image xlink:href="Pictures/10000000000012C000000E106BFCD78B635CA63A.png" xlink:type="simple" xlink:show="embed" xlink:actuate="onLoad" draw:mime-type="image/png">
            <text:p/>
          </draw:image>
        </draw:frame>
        <draw:frame draw:style-name="gr2" draw:text-style-name="P3" draw:layer="layout" svg:width="0.75cm" svg:height="0.962cm" svg:x="2.584cm" svg:y="9.814cm">
          <draw:text-box>
            <text:p text:style-name="P2">a</text:p>
          </draw:text-box>
        </draw:frame>
        <draw:frame draw:style-name="gr3" draw:text-style-name="P3" draw:layer="layout" svg:width="0.75cm" svg:height="1.462cm" svg:x="4.1cm" svg:y="9.5cm">
          <draw:text-box>
            <text:p text:style-name="P2">a</text:p>
          </draw:text-box>
        </draw:frame>
        <draw:frame draw:style-name="gr2" draw:text-style-name="P3" draw:layer="layout" svg:width="1.5cm" svg:height="0.962cm" svg:x="15.3cm" svg:y="9.4cm">
          <draw:text-box>
            <text:p text:style-name="P2">a</text:p>
          </draw:text-box>
        </draw:frame>
        <draw:frame draw:style-name="gr4" draw:text-style-name="P4" draw:layer="layout" svg:width="1cm" svg:height="0.962cm" svg:x="18.5cm" svg:y="9.544cm">
          <draw:text-box>
            <text:p>a</text:p>
          </draw:text-box>
        </draw:frame>
        <draw:frame draw:style-name="gr5" draw:text-style-name="P3" draw:layer="layout" svg:width="1.5cm" svg:height="1.673cm" svg:x="5.15cm" svg:y="7.427cm">
          <draw:text-box>
            <text:p text:style-name="P2">ab</text:p>
          </draw:text-box>
        </draw:frame>
        <draw:frame draw:style-name="gr2" draw:text-style-name="P4" draw:layer="layout" svg:width="1.5cm" svg:height="0.962cm" svg:x="7cm" svg:y="0.038cm">
          <draw:text-box>
            <text:p>c</text:p>
          </draw:text-box>
        </draw:frame>
        <draw:frame draw:style-name="gr2" draw:text-style-name="P3" draw:layer="layout" svg:width="1.25cm" svg:height="0.962cm" svg:x="9.7cm" svg:y="3.5cm">
          <draw:text-box>
            <text:p text:style-name="P2">bc</text:p>
          </draw:text-box>
        </draw:frame>
        <draw:frame draw:style-name="gr5" draw:text-style-name="P3" draw:layer="layout" svg:width="2.25cm" svg:height="1.673cm" svg:x="7.7cm" svg:y="7.827cm">
          <draw:text-box>
            <text:p text:style-name="P2">abc</text:p>
          </draw:text-box>
        </draw:frame>
        <draw:frame draw:style-name="gr2" draw:text-style-name="P3" draw:layer="layout" svg:width="1.75cm" svg:height="0.962cm" svg:x="10.9cm" svg:y="6.3cm">
          <draw:text-box>
            <text:p text:style-name="P2">abc</text:p>
          </draw:text-box>
        </draw:frame>
        <draw:frame draw:style-name="gr2" draw:text-style-name="P3" draw:layer="layout" svg:width="1.75cm" svg:height="0.962cm" svg:x="12.3cm" svg:y="6.9cm">
          <draw:text-box>
            <text:p text:style-name="P2">abc</text:p>
          </draw:text-box>
        </draw:frame>
        <draw:frame draw:style-name="gr5" draw:text-style-name="P3" draw:layer="layout" svg:width="1.75cm" svg:height="1.673cm" svg:x="13.7cm" svg:y="6.6cm">
          <draw:text-box>
            <text:p text:style-name="P2">abc</text:p>
          </draw:text-box>
        </draw:frame>
        <draw:frame draw:style-name="gr6" draw:text-style-name="P3" draw:layer="layout" svg:width="1.75cm" svg:height="1cm" svg:x="16.6cm" svg:y="5.7cm">
          <draw:text-box>
            <text:p text:style-name="P2">abc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3T11:15:47.657270348</dc:date>
    <meta:editing-duration>PT2M1S</meta:editing-duration>
    <meta:editing-cycles>2</meta:editing-cycles>
    <meta:generator>LibreOffice/7.5.4.1$Linux_X86_64 LibreOffice_project/50$Build-1</meta:generator>
    <meta:document-statistic meta:object-count="13"/>
  </office:meta>
</office:document-meta>
</file>